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ல் மனுதரும சாஸ்திரம் - பெரியார் சுயமரியாதை பிரசார நிறுவன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ிமையின் காதல் - ரா. கி. ரங்கராஜன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டைக்கலப் பாம்புகள் - எம். ரிஷான் ஷெரீஃப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திமந்தாரை - சிட்டி பெ. கோ. சுந்தரராஜ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யல் பெண்களின் கதைகள் - எம். ரிஷான்ஷெரீப்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அயோத்திதாசர் சிந்தனைகள் - ஆயோத்திதாசர் (ஆசிரியர்), ஞான.அலாய்சியஸ் (தொகுப்பு) - (மூன்று தொகுதி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்மொழி - முனைவர். கண்ணபிரான் இரவி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யற்கை வழியில் வேளாண்மை - மசானபு ஃபுகோகோ (ஆசிரியர்), கயல்விழி (தமிழில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இரண்டாம் லெப்ரினன்ட் - அகரமுதல்வன்</text:p>
          </table:table-cell>
          <table:table-cell office:value-type="string" calcext:value-type="string">
            <text:p>பிரபஞ்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டைந்த நிழல் - பாரதி பால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உருவமற்ற என் முதல் ஆண் - கே. வி. ஷைலஜ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என் பெயர் ராமசேஷன் – ஆத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ல்புறா - சாண்டில்யன்</text:p>
          </table:table-cell>
          <table:table-cell office:value-type="string" calcext:value-type="string">
            <text:p>பொன்னியின் செல்வன் போன்றத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வுள் ஒரு பொய் நம்பிக்கை - ரிச்சர்டு டாகின்ஸ் (ஆசிரியர்), கு. வெ. கி. ஆசான்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ம்பாநதி – வண்ணநில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மலி - சி. 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ருப்பி - அருணா ராஜ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ளப்பிரர் ஆட்சியில் தமிழக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ாடு – ஜெயமோ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ையிலிருக்கும் பூமி (இயற்கை சார்ந்த கட்டுரைகள்) - சு. தியோடர் பாஸ்கர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ரில்லா – ஷோபா சக்தி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க்கரவாகம் - ந. சிதம்பரசுப்பிரமணிய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ப்தங்கள்</text:p>
          </table:table-cell>
          <table:table-cell office:value-type="string" calcext:value-type="string">
            <text:p>எஸ். ரா. பரிந்துரை, ஓரின சேர்கையாளர்கள் (ஆண்கள்)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ிம்ம சொப்பனம் ஃபிடல் காஸ்ட்ரோ - மரு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ல நேரங்களில் சில மனிதர்கள் - ஜெயகாந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தந்திரத்தின் நிறம் - லாரா கோப்பா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, 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ொலவடைகளும் சொன்னவர்களும் - ச. மா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சோளகர் தொட்டி - ச. பால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பால்காரன் - ரோஜர் மார்ட்டீன் துகார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் நிலமும் இனமும்? - இலா. வின்சென்ட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் வளர்த்த அழகுக் கலைகள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ீம்புனல் - ஜி. கார்ல் மார்க்ஸ்</text:p>
          </table:table-cell>
          <table:table-cell office:value-type="string" calcext:value-type="string">
            <text:p>பவா பரிந்துரை, ஜெயமோக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ுல்லிய தாக்குதல் - வி. களத்தூர் பாரூக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ேசம்மா - க. அரவிந்த் கும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ான் பூலான்தேவி - மு. ந. புகழேந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லவளம்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லவியலின் துயரம் - லோகதாசன்தர்மதுரை</text:p>
          </table:table-cell>
          <table:table-cell office:value-type="string" calcext:value-type="string">
            <text:p>பவ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ிறங்களின் மொழி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ீர் - விநாயக முருக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ருக்கடியில் சில குரல்கள் - பிரபு காளிதாஸ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நீலகண்டப் பறவையைத் தேடி - அதீன் பந்த்யோபாத்யாய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நெஞ்சுக்கு நீதி - கலைஞர் மு.கருணாநிதி - (ஆறு பாகங்கள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கவத் கீதை - பாரதியா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 - நட் ஹாம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ட்ட விரட்டி - காலெட் ஹோஸ்ஸீ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ருவம் - எஸ். எல். பைரப்பா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பாசாகேபின் அருகிருந்து - சலீம் யுசுப்ஜி (தொகுப்பாசிரியர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ாரதியின் சுயசரிதைகள் - பாரதியார் (ஆசிரியர்), ஆ. இரா. வேங்கடாசலபதி (தொகுப்ப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ிலோமி டீச்சர் - வா. மு. கோம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பௌத்தமும் தமிழும் - மயிலை சீனி. வேங்கடசாம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துரை தேவர் - எம்ஜிஆர் - திருமாவளவன் --- ஜீவசகாப்த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ாபெரும் தமிழ்க் கனவு - தி இந்து பதிப்பகம்</text:p>
          </table:table-cell>
          <table:table-cell office:value-type="string" calcext:value-type="string">
            <text:p>அண்ணாதுரை வாழ்கை வரலாற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ர்தாதின் புத்தகம்</text:p>
          </table:table-cell>
          <table:table-cell office:value-type="string" calcext:value-type="string">
            <text:p>கமல் கா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ூலதனம் - கார்ல் மார்க்ஸ் - (3 பாகங்களு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ூன்று காதல் கதைகள் - இவான் துர்கேனிவ் (ஆசிரியர்), பூ.சோமசுந்தர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ொழி எங்கள் உயிருக்கு நேர் - ஆழி செந்தில்நாதன்</text:p>
          </table:table-cell>
          <table:table-cell office:value-type="string" calcext:value-type="string">
            <text:p>சு. வெங்கடேச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யார் கைகளில் இந்து ஆலயங்கள் - எஸ். ஜி. ரமேஷ்பாபு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ரம்பு மீறிய பிரதிகள் - சாரு நிவேதித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தி பிரதிவாதி நீதி - ந. இராஜா செந்தூர் பாண்டியன்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பரிந்துரை, 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வைக்கம் போராட்டம் - பழ. அதியமான்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ன்னலில் ஒரு சிறுமி - டோட்டோ-சான்</text:p>
          </table:table-cell>
          <table:table-cell office:value-type="string" calcext:value-type="string">
            <text:p>சிறார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1022"/>
        </table:table-row>
        <table:table-row table:style-name="ro3" table:number-rows-repeated="104837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03:25:40.559451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20T03:26:08.966632207</dc:date>
    <meta:editing-duration>PT20H36M29S</meta:editing-duration>
    <meta:editing-cycles>172</meta:editing-cycles>
    <meta:document-statistic meta:table-count="1" meta:cell-count="292" meta:object-count="0"/>
  </office:meta>
</office:document-meta>
</file>